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s du bien à ton corps pour que ton âme ait envie d'y rester – proverbe indien</text:p>
      <text:p text:style-name="P1"/>
      <text:p text:style-name="P1"/>
      <text:p text:style-name="P1"/>
      <text:p text:style-name="P1">Tourne-toi vers le soleil, l'ombre sera derrière toi – proverbe maori </text:p>
      <text:p text:style-name="P1"/>
      <text:p text:style-name="P1"/>
      <text:p text:style-name="P1"/>
      <text:p text:style-name="P1">Tu nais toi quand tu nettoies ce qui n'est toi – Christian Flèche</text:p>
      <text:p text:style-name="P1"/>
      <text:p text:style-name="P1"/>
      <text:p text:style-name="P1"/>
      <text:p text:style-name="P1">Ce que tu penses tu le deviens, ce que tu ressens tu l'attires, ce que tu imagines tu le crées – Bouddh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Josephau</meta:initial-creator>
    <meta:creation-date>2021-03-22T15:08:03.73</meta:creation-date>
    <dc:date>2021-04-03T12:40:19.06</dc:date>
    <dc:creator>Mary Josephau</dc:creator>
    <meta:editing-duration>PT1H4M16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4" meta:word-count="63" meta:character-count="320"/>
  </office:meta>
</office:document-meta>
</file>